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OpenSymbol" svg:font-family="OpenSymbol"/>
    <style:font-face style:name="Mangal1" svg:font-family="Mangal"/>
    <style:font-face style:name="OpenSymbol1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list-style-name="L1" style:name="a58e7e1" style:parent-style-name="Standard">
      <style:paragraph-properties/>
    </style:style>
    <style:style style:family="paragraph" style:list-style-name="L1" style:name="a88e3ec" style:parent-style-name="Standard">
      <style:paragraph-properties/>
    </style:style>
    <style:style style:family="paragraph" style:list-style-name="L1" style:name="a59c90c" style:parent-style-name="Standard">
      <style:paragraph-properties/>
    </style:style>
    <style:style style:family="paragraph" style:list-style-name="L1" style:name="a75e4ff" style:parent-style-name="Standard">
      <style:paragraph-properties/>
    </style:style>
    <text:list-style style:name="L1">
      <text:list-level-style-bullet text:bullet-char="•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bullet>
      <text:list-level-style-bullet text:bullet-char="◦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bullet>
      <text:list-level-style-bullet text:bullet-char="▪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bullet>
      <text:list-level-style-bullet text:bullet-char="•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bullet>
      <text:list-level-style-bullet text:bullet-char="◦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bullet>
      <text:list-level-style-bullet text:bullet-char="▪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bullet>
      <text:list-level-style-bullet text:bullet-char="•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bullet>
      <text:list-level-style-bullet text:bullet-char="◦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bullet>
      <text:list-level-style-bullet text:bullet-char="▪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bullet>
    </text:list-style>
  </office:automatic-styles>
  <office:body>
    <office:text>
      <text:list text:continue-numbering="true" text:style-name="L1" xml:id="list3718030168">
        <text:list-item>
          <text:p text:style-name="a75e4ff">listItem1</text:p>
        </text:list-item>
      </text:list>
      <text:list text:continue-numbering="true" text:style-name="L1" xml:id="list3718030168">
        <text:list-item>
          <text:p text:style-name="a59c90c">listItem2a</text:p>
        </text:list-item>
      </text:list>
      <text:list text:continue-numbering="true" text:style-name="L1" xml:id="list3718030168">
        <text:list-header>
          <text:p text:style-name="a88e3ec">listItem2b</text:p>
        </text:list-header>
      </text:list>
      <text:list text:continue-numbering="true" text:style-name="L1" xml:id="list3718030168">
        <text:list-item>
          <text:p text:style-name="a58e7e1">listItem3<text:line-break/>SameListItem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OpenSymbol" svg:font-family="OpenSymbol"/>
    <style:font-face style:name="Mangal1" svg:font-family="Mangal"/>
    <style:font-face style:name="OpenSymbol1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1" style:font-name-asian="OpenSymbol1" style:font-name-complex="OpenSymbol1"/>
    </style:style>
    <style:default-style style:family="graphic">
      <style:graphic-properties draw:fill="solid" draw:fill-color="#cfe7f5"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</office:styles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9-07-23T14:10:55</dc:date>
    <meta:editing-cycles>2</meta:editing-cycles>
    <meta:editing-duration>PT0.014S</meta:editing-duration>
  </office:meta>
</office:document-meta>
</file>